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Linux Libertine4" svg:font-family="'Linux Libertine'" style:font-pitch="variable"/>
    <style:font-face style:name="Linux Libertine3" svg:font-family="'Linux Libertine'" style:font-adornments="Bold" style:font-pitch="variable"/>
    <style:font-face style:name="Linux Libertine1" svg:font-family="'Linux Libertine'" style:font-adornments="Negrita" style:font-pitch="variable"/>
    <style:font-face style:name="Linux Libertine2" svg:font-family="'Linux Libertine'" style:font-adornments="Negrita cursiva" style:font-pitch="variable"/>
    <style:font-face style:name="Linux Libertine" svg:font-family="'Linux Libertin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Linux Libertine4" fo:font-weight="bold" style:font-weight-asian="bold" style:font-weight-complex="bold"/>
    </style:style>
    <style:style style:name="P2" style:family="paragraph" style:parent-style-name="Header">
      <style:paragraph-properties style:border-line-width-bottom="0.002cm 0.035cm 0.002cm" fo:padding="0cm" fo:border-left="none" fo:border-right="none" fo:border-top="none" fo:border-bottom="0.06pt double #000000" style:shadow="none"/>
      <style:text-properties style:font-name="Linux Libertine4" fo:font-size="11pt" style:font-size-asian="11pt" style:font-size-complex="11pt"/>
    </style:style>
    <style:style style:name="P3" style:family="paragraph" style:parent-style-name="Text_20_body">
      <style:text-properties fo:font-size="10.5pt" style:font-size-asian="10.5pt" style:font-size-complex="10.5pt"/>
    </style:style>
    <style:style style:name="P4" style:family="paragraph" style:parent-style-name="Text_20_body">
      <style:text-properties style:font-name="DejaVu Sans Mono" fo:font-size="8pt" style:font-size-asian="8pt" style:font-size-complex="8pt"/>
    </style:style>
    <style:style style:name="P5" style:family="paragraph" style:parent-style-name="Text_20_body">
      <style:paragraph-properties>
        <style:tab-stops>
          <style:tab-stop style:position="0.635cm"/>
        </style:tab-stops>
      </style:paragraph-properties>
      <style:text-properties style:font-name="DejaVu Sans Mono" fo:font-size="8pt" style:font-size-asian="8pt" style:font-size-complex="8pt"/>
    </style:style>
    <style:style style:name="P6" style:family="paragraph" style:parent-style-name="Text_20_body" style:list-style-name="L4"/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Footer">
      <style:paragraph-properties style:border-line-width-top="0.002cm 0.035cm 0.002cm" fo:padding="0cm" fo:border-left="none" fo:border-right="none" fo:border-top="0.06pt double #000000" fo:border-bottom="none" style:shadow="none">
        <style:tab-stops>
          <style:tab-stop style:position="8.932cm" style:type="center"/>
          <style:tab-stop style:position="14.965cm"/>
          <style:tab-stop style:position="16.999cm" style:type="right"/>
        </style:tab-stops>
      </style:paragraph-properties>
      <style:text-properties style:font-name="Linux Libertine4"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DejaVu Sans Mono" fo:font-size="8pt" style:font-size-asian="8pt" style:font-size-complex="8pt"/>
    </style:style>
    <style:style style:name="T4" style:family="text">
      <style:text-properties style:font-name="DejaVu Sans Mono" fo:font-size="7pt" style:font-size-asian="7pt" style:font-size-complex="7pt"/>
    </style:style>
    <style:style style:name="T5" style:family="text">
      <style:text-properties style:font-name="DejaVu Sans Mono" fo:font-size="10.5pt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nstalación de FreePascal 2.4.0</text:h>
      <text:h text:style-name="Heading_20_2" text:outline-level="2">Introducción</text:h>
      <text:p text:style-name="P7">Para realizar las prácticas de la cátedra Sistemas Operativos es necesario tener instalado el compilador FreePascal.</text:p>
      <text:p text:style-name="P7">Uno de los grandes problemas al realizar prácticas con el compilador FreePascal es que las funciones que utilizan las llamadas al sistema van cambiando de unit y de nombre en las distintas versiones del compilador. Es por esto que un alumno que esté usando por ejemplo FreePascal 2.4.0 (que viene con Ubuntu 10.04) deberá utilizar units y funciones diferentes que un alumno usando FreePascal 2.4.4 (Ubuntu 12.04) y estas serían diferentes a las de un alumno corriendo FreePascal 2.6.0 (Linux Mint Olivia)...</text:p>
      <text:p text:style-name="P7">Debido a esto, en la cátedra utilizamos una versión única de FreePascal (la versión 2.4.0). Para poder disponer de esta versión en los diferentes GNU/Linux de los alumnos, en lugar de instalarlo mediante el gestor de paquetes, deberán instalarlo “a mano”.</text:p>
      <text:p text:style-name="P7">Esta guía tiene como finalidad ayudar a los alumnos a realizar una instalación personalizada de FreePascal en sus computadoras con GNU/Linux. </text:p>
      <text:h text:style-name="Heading_20_2" text:outline-level="2">Requisitos</text:h>
      <text:p text:style-name="P7">Una computadora (o máquina virtual) con una distribución de GNU/Linux basada en Debian (como por ejemplo Debian GNU/Linux, Ubuntu, Linux Mint, etc.)</text:p>
      <text:h text:style-name="Heading_20_2" text:outline-level="2">Desinstalar FreePascal</text:h>
      <text:p text:style-name="P7">En caso de tener instalada la versión de FreePascal que trae nuestra distribución de GNU/Linux, debemos desinstalarla.</text:p>
      <text:h text:style-name="Heading_20_2" text:outline-level="2">Procedimiento</text:h>
      <text:p text:style-name="Text_20_body">Abrir una consola y ejecutar los siguientes comandos:</text:p>
      <text:p text:style-name="Text_20_body">para sistemas operativos de 32 bits:</text:p>
      <text:p text:style-name="P4">cd</text:p>
      <text:p text:style-name="P4">wget <text:a xlink:type="simple" xlink:href="http://sourceforge.net/projects/freepascal/files/Linux/2.4.0/fpc-2.4.0.i386-linux.tar">http://sourceforge.net/projects/freepascal/files/Linux/2.4.0/fpc-2.4.0.i386-linux.tar</text:a></text:p>
      <text:p text:style-name="P4">tar -xvf fpc-2.4.0.i386-linux.tar</text:p>
      <text:p text:style-name="P4">sudo ./install.sh</text:p>
      <text:p text:style-name="P4">(ingresar la contraseña del usuario)</text:p>
      <text:p text:style-name="Text_20_body"/>
      <text:p text:style-name="Text_20_body">para sistemas operativos de 64 bits:</text:p>
      <text:p text:style-name="Text_20_body"><text:span text:style-name="T4">cd</text:span></text:p>
      <text:p text:style-name="Text_20_body"><text:span text:style-name="T4">w</text:span><text:span text:style-name="T3">get </text:span><text:a xlink:type="simple" xlink:href="http://sourceforge.net/projects/freepascal/files/Linux/2.4.0/fpc-2.4.0.x86_64-linux.tar"><text:span text:style-name="T3">http://sourceforge.net/projects/freepascal/files/Linux/2.4.0/fpc-2.4.0.x86_64-linux.tar</text:span></text:a></text:p>
      <text:p text:style-name="Text_20_body"><text:span text:style-name="T3">tar -xvf fpc-2.4.0.i386-linux.tar</text:span></text:p>
      <text:p text:style-name="Text_20_body"><text:span text:style-name="T3">sudo ./install.sh</text:span></text:p>
      <text:p text:style-name="Text_20_body"><text:span text:style-name="T3">(ingresar la contraseña del usuario)</text:span></text:p>
      <text:p text:style-name="P3"/>
      <text:p text:style-name="P3"><text:soft-page-break/>En este punto comienza el instalador del FreePascal que nos irá ofreciendo un conjunto de opciones:</text:p>
      <text:list xml:id="list612351762" text:style-name="L4">
        <text:list-item>
          <text:p text:style-name="P6"><text:span text:style-name="T3">Install prefix (/usr or /usr/local) <text:s/>[/usr/local]<text:line-break/></text:span><text:span text:style-name="T2">Escribir </text:span><text:span text:style-name="T3">/usr</text:span><text:span text:style-name="T2"> y presionar </text:span><text:span text:style-name="T3">&lt;enter&gt;</text:span></text:p>
        </text:list-item>
        <text:list-item>
          <text:p text:style-name="P6"><text:span text:style-name="T3">Install Textmode IDE (Y/n) ?</text:span><text:span text:style-name="T2"><text:line-break/>Presionar </text:span><text:span text:style-name="T3">&lt;enter&gt;</text:span></text:p>
        </text:list-item>
        <text:list-item>
          <text:p text:style-name="P6"><text:span text:style-name="T3">Install FCL (Y/n)</text:span><text:span text:style-name="T2"><text:line-break/>Presionar </text:span><text:span text:style-name="T3">&lt;enter&gt;</text:span></text:p>
        </text:list-item>
        <text:list-item>
          <text:p text:style-name="P6"><text:span text:style-name="T3">Install packages (Y/n) ?</text:span><text:span text:style-name="T2"><text:line-break/>Presionar </text:span><text:span text:style-name="T3">&lt;enter&gt;</text:span></text:p>
        </text:list-item>
        <text:list-item>
          <text:p text:style-name="P6"><text:span text:style-name="T3">Install documentation (Y/n) ?</text:span><text:span text:style-name="T2"><text:line-break/>Presionar </text:span><text:span text:style-name="T3">&lt;enter&gt;</text:span></text:p>
        </text:list-item>
        <text:list-item>
          <text:p text:style-name="P6"><text:span text:style-name="T3">Install demos (Y/n) ?</text:span><text:span text:style-name="T2"><text:line-break/>Presionar </text:span><text:span text:style-name="T3">&lt;enter&gt;</text:span></text:p>
        </text:list-item>
        <text:list-item>
          <text:p text:style-name="P6"><text:span text:style-name="T3">Install demos in [/usr/share/doc/fpc-2.4.0/examples] :</text:span><text:span text:style-name="T2"><text:line-break/>Presionar </text:span><text:span text:style-name="T3">&lt;enter&gt;</text:span></text:p>
        </text:list-item>
      </text:list>
      <text:p text:style-name="Text_20_body"><text:span text:style-name="T2"/></text:p>
      <text:p text:style-name="Text_20_body"><text:span text:style-name="T2">Para probar si FreePascal está instalado ejecutar:</text:span></text:p>
      <text:p text:style-name="P5"><text:tab/>fpc</text:p>
      <text:p text:style-name="Text_20_body"><text:span text:style-name="T2">La versión que aparezca al principio debería ser la 2.4.0...</text:span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Linux Libertine4" svg:font-family="'Linux Libertine'" style:font-pitch="variable"/>
    <style:font-face style:name="Linux Libertine3" svg:font-family="'Linux Libertine'" style:font-adornments="Bold" style:font-pitch="variable"/>
    <style:font-face style:name="Linux Libertine1" svg:font-family="'Linux Libertine'" style:font-adornments="Negrita" style:font-pitch="variable"/>
    <style:font-face style:name="Linux Libertine2" svg:font-family="'Linux Libertine'" style:font-adornments="Negrita cursiva" style:font-pitch="variable"/>
    <style:font-face style:name="Linux Libertine" svg:font-family="'Linux Libertin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inux Libertine" fo:font-size="11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nux Libertine1" fo:font-size="115%" fo:font-style="normal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nux Libertine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nux Libertine3"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nux Libertine4" fo:font-weight="bold" style:font-weight-asian="bold" style:font-weight-complex="bold"/>
    </style:style>
    <style:style style:name="MP2" style:family="paragraph" style:parent-style-name="Header">
      <style:paragraph-properties style:border-line-width-bottom="0.002cm 0.035cm 0.002cm" fo:padding="0cm" fo:border-left="none" fo:border-right="none" fo:border-top="none" fo:border-bottom="0.06pt double #000000" style:shadow="none"/>
      <style:text-properties style:font-name="Linux Libertine4" fo:font-size="11pt" style:font-size-asian="11pt" style:font-size-complex="11pt"/>
    </style:style>
    <style:style style:name="MP3" style:family="paragraph" style:parent-style-name="Footer">
      <style:paragraph-properties style:border-line-width-top="0.002cm 0.035cm 0.002cm" fo:padding="0cm" fo:border-left="none" fo:border-right="none" fo:border-top="0.06pt double #000000" fo:border-bottom="none" style:shadow="none">
        <style:tab-stops>
          <style:tab-stop style:position="8.932cm" style:type="center"/>
          <style:tab-stop style:position="14.965cm"/>
          <style:tab-stop style:position="16.999cm" style:type="right"/>
        </style:tab-stops>
      </style:paragraph-properties>
      <style:text-properties style:font-name="Linux Libertine4" fo:font-size="11pt" style:font-size-asian="11pt" style:font-size-complex="11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stalación de FreePascal 2.4.0 </text:p>
        <text:p text:style-name="MP2">Ing. Gabriel E. Arellano</text:p>
      </style:header>
      <style:footer>
        <text:p text:style-name="MP3"><text:span text:style-name="MT1">Sistemas Operativos</text:span><text:tab/><text:page-number text:select-page="current">1</text:page-number>/<text:page-count>2</text:page-count><text:tab/>FRCU-UTN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Sistemas Operativos - Instalación de FreePascal</dc:title>
    <dc:subject>Instalación de FreePascal</dc:subject>
    <dc:creator>Gabriel Arellano</dc:creator>
    <dc:date>2013-09-03T21:55:28</dc:date>
    <meta:editing-cycles>404</meta:editing-cycles>
    <meta:editing-duration>P12DT2H32M3S</meta:editing-duration>
    <meta:keyword>sistemas operativos instalacion  FreePascal</meta:keyword>
    <meta:document-statistic meta:table-count="0" meta:image-count="0" meta:object-count="0" meta:page-count="2" meta:paragraph-count="38" meta:word-count="355" meta:character-count="2529" meta:non-whitespace-character-count="2215"/>
    <meta:user-defined meta:name="Info 1"/>
    <meta:user-defined meta:name="Info 2"/>
    <meta:user-defined meta:name="Info 3"/>
    <meta:user-defined meta:name="Info 4"/>
  </office:meta>
</office:document-meta>
</file>